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CREATE TABLE funcionario (</text:p>
      <text:p text:style-name="Standard"><text:s text:c="4"/>cod_funcionario SERIAL PRIMARY KEY,</text:p>
      <text:p text:style-name="Standard"><text:s text:c="4"/>nome VARCHAR(50) NOT NULL,</text:p>
      <text:p text:style-name="Standard"><text:s text:c="4"/>cpf INT NOT NULL</text:p>
      <text:p text:style-name="Standard">);</text:p>
      <text:p text:style-name="Standard">CREATE TABLE categoria (</text:p>
      <text:p text:style-name="Standard"><text:s text:c="4"/>cod_categoria SERIAL PRIMARY KEY,</text:p>
      <text:p text:style-name="Standard"><text:s text:c="4"/>nome VARCHAR(50),</text:p>
      <text:p text:style-name="Standard"><text:s text:c="4"/>descricao TEXT</text:p>
      <text:p text:style-name="Standard">);</text:p>
      <text:p text:style-name="Standard"/>
      <text:p text:style-name="Standard">CREATE TABLE produto (</text:p>
      <text:p text:style-name="Standard"><text:s text:c="4"/>cod_produto SERIAL PRIMARY KEY UNIQUE,</text:p>
      <text:p text:style-name="Standard"><text:s text:c="4"/>nome VARCHAR(50) NOT NULL,</text:p>
      <text:p text:style-name="Standard"><text:s text:c="4"/>descricao TEXT,</text:p>
      <text:p text:style-name="Standard"><text:s text:c="4"/>qtd_estoque INT,</text:p>
      <text:p text:style-name="Standard"><text:s text:c="4"/>data_fabricacao DATE NOT NULL,</text:p>
      <text:p text:style-name="Standard"><text:s text:c="4"/>valor_un DECIMAL(10, 2),</text:p>
      <text:p text:style-name="Standard"><text:s text:c="4"/>cod_categoria INT,</text:p>
      <text:p text:style-name="Standard"><text:s text:c="4"/>FOREIGN KEY (cod_categoria) REFERENCES categoria(cod_categoria)</text:p>
      <text:p text:style-name="Standard">);</text:p>
      <text:p text:style-name="Standard"/>
      <text:p text:style-name="Standard">CREATE TABLE cliente (</text:p>
      <text:p text:style-name="Standard"><text:s text:c="4"/>cod_cliente SERIAL PRIMARY KEY,</text:p>
      <text:p text:style-name="Standard"><text:s text:c="4"/>nome_completo VARCHAR(200),</text:p>
      <text:p text:style-name="Standard"><text:s text:c="4"/>nome_usuario VARCHAR(50),</text:p>
      <text:p text:style-name="Standard"><text:s text:c="4"/>email VARCHAR(50),</text:p>
      <text:p text:style-name="Standard"><text:s text:c="4"/>cpf CHAR(11),</text:p>
      <text:p text:style-name="Standard"><text:s text:c="4"/>data_nascimento DATE,</text:p>
      <text:p text:style-name="Standard"><text:s text:c="4"/>endereco TEXT</text:p>
      <text:p text:style-name="Standard">);</text:p>
      <text:p text:style-name="Standard"/>
      <text:p text:style-name="Standard">CREATE TABLE pedido (</text:p>
      <text:p text:style-name="Standard"><text:s text:c="4"/>cod_pedido SERIAL PRIMARY KEY,</text:p>
      <text:p text:style-name="Standard"><text:s text:c="4"/>data_pedido DATE,</text:p>
      <text:p text:style-name="Standard"><text:s text:c="4"/>cod_cliente INT,</text:p>
      <text:p text:style-name="Standard"><text:s text:c="4"/>FOREIGN KEY (cod_cliente) REFERENCES cliente(cod_cliente),</text:p>
      <text:p text:style-name="Standard"><text:s text:c="4"/>cod_funcionario INT,</text:p>
      <text:p text:style-name="Standard"><text:s text:c="4"/>FOREIGN KEY (cod_funcionario) REFERENCES funcionario(cod_funcionario)</text:p>
      <text:p text:style-name="Standard">);</text:p>
      <text:p text:style-name="Standard"/>
      <text:p text:style-name="Standard">CREATE TABLE carrinho (</text:p>
      <text:p text:style-name="Standard"><text:s text:c="4"/>quantidade INT,</text:p>
      <text:p text:style-name="Standard"><text:s text:c="4"/>cod_produto INT,</text:p>
      <text:p text:style-name="Standard"><text:s text:c="4"/>FOREIGN KEY (cod_produto) REFERENCES produto(cod_produto),</text:p>
      <text:p text:style-name="Standard"><text:s text:c="4"/>cod_pedido INT,</text:p>
      <text:p text:style-name="Standard"><text:s text:c="4"/>FOREIGN KEY (cod_pedido) REFERENCES pedido(cod_pedido),</text:p>
      <text:p text:style-name="Standard">);</text:p>
      <text:p text:style-name="Standard"/>
      <text:p text:style-name="Standard">drop table carrinho cascade;</text:p>
      <text:p text:style-name="Standard"/>
      <text:p text:style-name="Standard">CREATE TABLE carrinho (</text:p>
      <text:p text:style-name="Standard"><text:soft-page-break/><text:s text:c="4"/>quantidade INT,</text:p>
      <text:p text:style-name="Standard"><text:s text:c="4"/>cod_produto INT,</text:p>
      <text:p text:style-name="Standard"><text:s text:c="4"/>FOREIGN KEY (cod_produto) REFERENCES produto(cod_produto),</text:p>
      <text:p text:style-name="Standard"><text:s text:c="4"/>cod_pedido INT,</text:p>
      <text:p text:style-name="Standard"><text:s text:c="4"/>FOREIGN KEY (cod_pedido) REFERENCES pedido(cod_pedido),</text:p>
      <text:p text:style-name="Standard"><text:s text:c="4"/>PRIMARY KEY (cod_pedido)</text:p>
      <text:p text:style-name="Standard">);</text:p>
      <text:p text:style-name="Standard"/>
      <text:p text:style-name="Standard">alter table funcionario alter column cpf type char(11);</text:p>
      <text:p text:style-name="Standard"/>
      <text:p text:style-name="Standard">INSERT INTO funcionario (nome, cpf) VALUES </text:p>
      <text:p text:style-name="Standard">('João Silva', 12345678901),</text:p>
      <text:p text:style-name="Standard">('Maria Oliveira', 23456789012),</text:p>
      <text:p text:style-name="Standard">('Carlos Sousa', 34567890123),</text:p>
      <text:p text:style-name="Standard">('Ana Lima', 45678901234),</text:p>
      <text:p text:style-name="Standard">('Beatriz Santos', 56789012345);</text:p>
      <text:p text:style-name="Standard"/>
      <text:p text:style-name="Standard">INSERT INTO categoria (nome, descricao) VALUES </text:p>
      <text:p text:style-name="Standard">('Eletrônicos', 'Aparelhos eletrônicos diversos'),</text:p>
      <text:p text:style-name="Standard">('Livros', 'Livros de diferentes gêneros'),</text:p>
      <text:p text:style-name="Standard">('Vestuário', 'Roupas e acessórios'),</text:p>
      <text:p text:style-name="Standard">('Beleza', 'Produtos de beleza e cuidados pessoais'),</text:p>
      <text:p text:style-name="Standard">('Móveis', 'Móveis para casa e escritório');</text:p>
      <text:p text:style-name="Standard"/>
      <text:p text:style-name="Standard">INSERT INTO produto (nome, descricao, qtd_estoque, data_fabricacao, valor_un, cod_categoria) VALUES </text:p>
      <text:p text:style-name="Standard">('Smartphone', 'Celular de última geração', 50, '2024-01-15', 2500.00, 1),</text:p>
      <text:p text:style-name="Standard">('Notebook', 'Notebook para trabalho e estudo', 30, '2024-03-01', 3500.00, 1),</text:p>
      <text:p text:style-name="Standard">('Camisa', 'Camisa social masculina', 100, '2024-02-20', 120.00, 3),</text:p>
      <text:p text:style-name="Standard">('Creme Facial', 'Creme anti-idade', 200, '2024-05-10', 80.00, 4),</text:p>
      <text:p text:style-name="Standard">('Estante', 'Estante de madeira', 15, '2024-06-25', 500.00, 5);</text:p>
      <text:p text:style-name="Standard"/>
      <text:p text:style-name="Standard">INSERT INTO cliente (nome_completo, nome_usuario, email, cpf, data_nascimento, endereco) VALUES </text:p>
      <text:p text:style-name="Standard">('Lucas Pereira', 'lucas_p', 'lucas@gmail.com', '12312312312', '1990-07-14', 'Rua A, 123'),</text:p>
      <text:p text:style-name="Standard">('Mariana Silva', 'mari_s', 'mariana@gmail.com', '23423423423', '1985-11-23', 'Rua B, 456'),</text:p>
      <text:p text:style-name="Standard">('Rafael Costa', 'rafa_c', 'rafael@gmail.com', '34534534534', '1992-03-05', 'Rua C, 789'),</text:p>
      <text:p text:style-name="Standard">('Clara Ferreira', 'clara_f', 'clara@gmail.com', '45645645645', '1988-09-17', 'Rua D, 101'),</text:p>
      <text:p text:style-name="Standard">('Pedro Souza', 'pedro_s', 'pedro@gmail.com', '56756756756', '1995-01-22', 'Rua E, 202');</text:p>
      <text:p text:style-name="Standard"/>
      <text:p text:style-name="Standard">INSERT INTO pedido (data_pedido, cod_cliente, cod_funcionario) VALUES </text:p>
      <text:p text:style-name="Standard">('2024-08-01', 1, 1),</text:p>
      <text:p text:style-name="Standard">('2024-08-02', 2, 2),</text:p>
      <text:p text:style-name="Standard">('2024-08-03', 3, 3),</text:p>
      <text:p text:style-name="Standard">('2024-08-04', 4, 4),</text:p>
      <text:p text:style-name="Standard">('2024-08-05', 5, 5);</text:p>
      <text:p text:style-name="Standard"/>
      <text:p text:style-name="Standard">drop table carrinho cascade;</text:p>
      <text:p text:style-name="Standard"/>
      <text:p text:style-name="Standard">CREATE TABLE carrinho (</text:p>
      <text:p text:style-name="Standard"><text:s text:c="4"/>quantidade INT,</text:p>
      <text:p text:style-name="Standard"><text:s text:c="4"/>cod_produto INT,</text:p>
      <text:p text:style-name="Standard"><text:soft-page-break/><text:s text:c="4"/>FOREIGN KEY (cod_produto) REFERENCES produto(cod_produto),</text:p>
      <text:p text:style-name="Standard"><text:s text:c="4"/>cod_pedido INT,</text:p>
      <text:p text:style-name="Standard"><text:s text:c="4"/>FOREIGN KEY (cod_pedido) REFERENCES pedido(cod_pedido)</text:p>
      <text:p text:style-name="Standard">);</text:p>
      <text:p text:style-name="Standard"/>
      <text:p text:style-name="Standard">INSERT INTO carrinho (quantidade, cod_produto, cod_pedido) VALUES </text:p>
      <text:p text:style-name="Standard">(2, 1, 1),</text:p>
      <text:p text:style-name="Standard">(1, 2, 1),</text:p>
      <text:p text:style-name="Standard">(3, 3, 2),</text:p>
      <text:p text:style-name="Standard">(1, 4, 3),</text:p>
      <text:p text:style-name="Standard">(4, 5, 4);</text:p>
      <text:p text:style-name="Standard"/>
      <text:p text:style-name="Standard">INSERT INTO pedido (data_pedido, cod_cliente, cod_funcionario) values</text:p>
      <text:p text:style-name="Standard">('2024-08-24', 5, 4);</text:p>
      <text:p text:style-name="Standard"/>
      <text:p text:style-name="Standard">INSERT INTO carrinho (quantidade, cod_produto, cod_pedido) VALUES </text:p>
      <text:p text:style-name="Standard">(1, 1, 6),</text:p>
      <text:p text:style-name="Standard">(1, 2, 6);</text:p>
      <text:p text:style-name="Standard"/>
      <text:p text:style-name="Standard">UPDATE produto</text:p>
      <text:p text:style-name="Standard">SET qtd_estoque = 60</text:p>
      <text:p text:style-name="Standard">WHERE cod_produto = 1;</text:p>
      <text:p text:style-name="Standard"/>
      <text:p text:style-name="Standard">select * from pedido</text:p>
      <text:p text:style-name="Standard">*/</text:p>
      <text:p text:style-name="Standard">create or replace view Nota_Fiscal as</text:p>
      <text:p text:style-name="Standard">select </text:p>
      <text:p text:style-name="Standard"><text:tab/>p.cod_pedido, </text:p>
      <text:p text:style-name="Standard"><text:tab/>c.nome_completo as nome_cliente,</text:p>
      <text:p text:style-name="Standard"><text:tab/>f.nome as nome_funcionario,</text:p>
      <text:p text:style-name="Standard"><text:tab/>sum(carrinho.quantidade) as qtd_produtos</text:p>
      <text:p text:style-name="Standard">from</text:p>
      <text:p text:style-name="Standard"><text:tab/>pedido p</text:p>
      <text:p text:style-name="Standard">join</text:p>
      <text:p text:style-name="Standard"><text:tab/>cliente c on p.cod_cliente = c.cod_cliente</text:p>
      <text:p text:style-name="Standard">join</text:p>
      <text:p text:style-name="Standard"><text:tab/>funcionario f on p.cod_funcionario = f.cod_funcionario</text:p>
      <text:p text:style-name="Standard">join</text:p>
      <text:p text:style-name="Standard"><text:tab/>carrinho carrinho on p.cod_pedido = carrinho.cod_pedido </text:p>
      <text:p text:style-name="Standard">group by</text:p>
      <text:p text:style-name="Standard"><text:tab/>p.cod_pedido, c.nome_completo, f.nom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8:24:47.862048138</meta:creation-date>
    <dc:date>2024-08-27T18:25:31.724826734</dc:date>
    <meta:editing-duration>PT46S</meta:editing-duration>
    <meta:editing-cycles>1</meta:editing-cycles>
    <meta:document-statistic meta:table-count="0" meta:image-count="0" meta:object-count="0" meta:page-count="3" meta:paragraph-count="124" meta:word-count="479" meta:character-count="4111" meta:non-whitespace-character-count="3565"/>
    <meta:generator>LibreOffice/7.3.7.2$Linux_X86_64 LibreOffice_project/30$Build-2</meta:generator>
  </office:meta>
</office:document-meta>
</file>